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4000003BA66574280.png" manifest:media-type="image/png"/>
  <manifest:file-entry manifest:full-path="Pictures/1000000100000692000003A25E8FD9E5.png" manifest:media-type="image/png"/>
  <manifest:file-entry manifest:full-path="Pictures/1000000100000301000003AB9F648F85.png" manifest:media-type="image/png"/>
  <manifest:file-entry manifest:full-path="Pictures/10000001000006A60000038234625C8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56cm" svg:height="8.572cm" svg:x="7.032cm" svg:y="3.223cm">
          <draw:image xlink:href="Pictures/1000000100000354000003BA66574280.png" xlink:type="simple" xlink:show="embed" xlink:actuate="onLoad" draw:mime-type="image/png">
            <text:p/>
          </draw:image>
        </draw:frame>
        <draw:frame draw:style-name="gr1" draw:text-style-name="P1" draw:layer="layout" svg:width="6.071cm" svg:height="7.413cm" svg:x="7.629cm" svg:y="12.43cm">
          <draw:image xlink:href="Pictures/1000000100000301000003AB9F648F85.png" xlink:type="simple" xlink:show="embed" xlink:actuate="onLoad" draw:mime-type="image/png">
            <text:p/>
          </draw:image>
        </draw:frame>
        <draw:frame draw:style-name="gr1" draw:text-style-name="P1" draw:layer="layout" svg:width="8.64cm" svg:height="4.777cm" svg:x="6.33cm" svg:y="20.367cm">
          <draw:image xlink:href="Pictures/1000000100000692000003A25E8FD9E5.png" xlink:type="simple" xlink:show="embed" xlink:actuate="onLoad" draw:mime-type="image/png">
            <text:p/>
          </draw:image>
        </draw:frame>
        <draw:frame draw:style-name="gr1" draw:text-style-name="P1" draw:layer="layout" svg:width="7.37cm" svg:height="3.888cm" svg:x="6.965cm" svg:y="25.13cm">
          <draw:image xlink:href="Pictures/10000001000006A60000038234625C8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12T05:47:43.857534200</meta:creation-date>
    <meta:print-date>2025-08-12T05:48:51.589693500</meta:print-date>
    <dc:date>2025-08-12T05:48:54.236280500</dc:date>
    <meta:editing-duration>PT1M10S</meta:editing-duration>
    <meta:editing-cycles>1</meta:editing-cycles>
    <meta:document-statistic meta:object-count="4"/>
    <meta:generator>LibreOffice/25.2.5.2$Windows_X86_64 LibreOffice_project/03d19516eb2e1dd5d4ccd751a0d6f35f35e08022</meta:generator>
  </office:meta>
</office:document-meta>
</file>